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DC4566DA980A08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text-line-through-style="none" style:text-line-through-type="none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loext:graphic-properties draw:fill="none" draw:fill-color="#ffffff"/>
      <style:paragraph-properties fo:text-align="start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" style:family="text">
      <style:text-properties fo:color="#000000" style:text-line-through-style="none" style:text-line-through-type="none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1.001cm">
          <draw:text-box>
            <text:p text:style-name="P1"><text:span text:style-name="T1">Epistle Reading</text:span></text:p>
            <text:p text:style-name="P1"><text:span text:style-name="T2">Galatians 4:4–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3.876cm" svg:height="7.766cm" svg:x="2.032cm" svg:y="1.124cm">
          <draw:text-box>
            <text:p text:style-name="P4"><text:span text:style-name="T3">4</text:span><text:span text:style-name="T4">But when the fullness of time had come, God sent forth his Son, born of woman, born under the law, </text:span><text:span text:style-name="T3">5</text:span><text:span text:style-name="T4">to redeem those who were under the law, so that we might receive adoption as so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6" draw:layer="layout" svg:width="24.13cm" svg:height="6.263cm" svg:x="1.798cm" svg:y="1.103cm">
          <draw:text-box>
            <text:p text:style-name="P4"><text:span text:style-name="T3">6</text:span><text:span text:style-name="T4">And because you are sons, God has sent the Spirit of his Son into our hearts, crying, “Abba! Father!” </text:span><text:span text:style-name="T3">7</text:span><text:span text:style-name="T4">So you are no longer a slave, but a son, and if a son, then an heir through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200000253DC4566DA980A08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4:52:19.068000000</meta:creation-date>
    <dc:title>Hymn template</dc:title>
    <meta:editing-duration>PT8M45S</meta:editing-duration>
    <meta:editing-cycles>4</meta:editing-cycles>
    <meta:generator>LibreOffice/6.0.1.1$Windows_X86_64 LibreOffice_project/60bfb1526849283ce2491346ed2aa51c465abfe6</meta:generator>
    <meta:initial-creator>Arthur Hoch</meta:initial-creator>
    <dc:date>2017-12-29T17:22:56.062000000</dc:date>
    <meta:document-statistic meta:object-count="30"/>
    <meta:template xlink:type="simple" xlink:actuate="onRequest" xlink:title="Hymn template" xlink:href="../../AppData/Roaming/LibreOffice/4/user/template/Worship%20Templsates/Hymn%20template.otp" meta:date="2014-12-24T14:52:18.771000000"/>
  </office:meta>
</office:document-meta>
</file>